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61cm" fo:margin-left="0cm" fo:margin-top="0cm" fo:margin-bottom="0cm" table:align="left" style:writing-mode="lr-tb"/>
    </style:style>
    <style:style style:name="Таблица1.A" style:family="table-column">
      <style:table-column-properties style:column-width="7.108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6.1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loext:graphic-properties draw:fill="solid" draw:fill-color="#ffffff"/>
      <style:paragraph-properties fo:margin-left="0.58cm" fo:margin-right="0cm" fo:text-align="justify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officeooo:paragraph-rsid="00139a76"/>
    </style:style>
    <style:style style:name="P2" style:family="paragraph" style:parent-style-name="Standard">
      <style:paragraph-properties fo:text-align="justify" style:justify-single-word="false"/>
      <style:text-properties officeooo:paragraph-rsid="00139a76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39a76"/>
    </style:style>
    <style:style style:name="P4" style:family="paragraph" style:parent-style-name="Standard">
      <style:paragraph-properties fo:text-align="center" style:justify-single-word="false"/>
      <style:text-properties officeooo:paragraph-rsid="00139a76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139a76"/>
    </style:style>
    <style:style style:name="P6" style:family="paragraph" style:parent-style-name="Standard">
      <style:paragraph-properties fo:margin-left="0cm" fo:margin-right="1.249cm" fo:orphans="0" fo:widows="0" fo:text-indent="1.251cm" style:auto-text-indent="false"/>
      <style:text-properties officeooo:paragraph-rsid="00139a76"/>
    </style:style>
    <style:style style:name="P7" style:family="paragraph" style:parent-style-name="Standard">
      <style:paragraph-properties fo:margin-left="0cm" fo:margin-right="1.249cm" fo:orphans="0" fo:widows="0" fo:text-indent="0cm" style:auto-text-indent="false"/>
      <style:text-properties officeooo:paragraph-rsid="00139a76"/>
    </style:style>
    <style:style style:name="P8" style:family="paragraph" style:parent-style-name="Standard">
      <style:paragraph-properties fo:margin-left="0cm" fo:margin-right="1.249cm" fo:text-align="center" style:justify-single-word="false" fo:orphans="0" fo:widows="0" fo:text-indent="1.251cm" style:auto-text-indent="false"/>
      <style:text-properties fo:color="#000000" loext:opacity="100%" fo:font-size="11pt" officeooo:paragraph-rsid="00139a76" style:font-size-asian="11pt" style:font-size-complex="11pt"/>
    </style:style>
    <style:style style:name="P9" style:family="paragraph" style:parent-style-name="Standard">
      <style:paragraph-properties fo:margin-left="0cm" fo:margin-right="1.249cm" fo:orphans="0" fo:widows="0" fo:text-indent="0cm" style:auto-text-indent="false"/>
      <style:text-properties fo:color="#000000" loext:opacity="100%" fo:font-size="11pt" officeooo:paragraph-rsid="00139a76" style:font-size-asian="11pt" style:font-size-complex="11pt"/>
    </style:style>
    <style:style style:name="P10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ize="11pt" officeooo:paragraph-rsid="00139a76" style:font-size-asian="11pt" style:font-size-complex="11pt"/>
    </style:style>
    <style:style style:name="P11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fo:color="#000000" loext:opacity="100%" fo:font-size="12pt" fo:font-weight="normal" officeooo:rsid="00139a76" officeooo:paragraph-rsid="00139a7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139a76"/>
    </style:style>
    <style:style style:name="P13" style:family="paragraph" style:parent-style-name="Standard">
      <loext:graphic-properties draw:fill="solid" draw:fill-color="#ffffff"/>
      <style:paragraph-properties fo:margin-left="0.58cm" fo:margin-right="0cm" fo:text-align="center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fo:font-size="20pt" fo:font-weight="bold" officeooo:rsid="00139a76" officeooo:paragraph-rsid="00139a76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margin-left="0cm" fo:margin-right="1.249cm" fo:orphans="0" fo:widows="0" fo:text-indent="1.251cm" style:auto-text-indent="false"/>
      <style:text-properties officeooo:rsid="00139a76" officeooo:paragraph-rsid="00139a76"/>
    </style:style>
    <style:style style:name="P15" style:family="paragraph" style:parent-style-name="Standard">
      <loext:graphic-properties draw:fill="solid" draw:fill-color="#ffffff"/>
      <style:paragraph-properties fo:margin-left="0.58cm" fo:margin-right="0cm" fo:text-align="start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fo:font-size="12pt" fo:font-weight="normal" officeooo:rsid="00139a76" officeooo:paragraph-rsid="00139a76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fo:font-size="12pt" fo:font-weight="normal" officeooo:rsid="00139a76" officeooo:paragraph-rsid="00139a76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margin-left="0.58cm" fo:margin-right="0cm" fo:text-align="center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fo:font-size="14pt" fo:font-weight="bold" officeooo:rsid="00139a76" officeooo:paragraph-rsid="00139a76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fo:color="#2c5e06" loext:opacity="100%" fo:font-size="12pt" fo:font-weight="normal" officeooo:rsid="00139a76" officeooo:paragraph-rsid="00139a76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>
        <style:tab-stops>
          <style:tab-stop style:position="0.584cm"/>
        </style:tab-stops>
      </style:paragraph-properties>
      <style:text-properties fo:color="#ff000c" loext:opacity="100%" fo:font-size="12pt" fo:font-weight="normal" officeooo:rsid="00139a76" officeooo:paragraph-rsid="00139a76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1pt" style:font-size-asian="11pt" style:font-size-complex="11pt"/>
    </style:style>
    <style:style style:name="T5" style:family="text">
      <style:text-properties fo:color="#000000" loext:opacity="100%" officeooo:rsid="00139a76"/>
    </style:style>
    <style:style style:name="T6" style:family="text">
      <style:text-properties officeooo:rsid="00139a76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Московский государственный технический</text:span></text:p>
      <text:p text:style-name="P3"><text:span text:style-name="T2">университет им. Н.Э. Баумана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/>
      <text:p text:style-name="P3">Факультет «Информатика и системы управления»</text:p>
      <text:p text:style-name="P3">Кафедра ИУ5 «Системы обработки информации и управления»</text:p>
      <text:p text:style-name="P3"/>
      <text:p text:style-name="P3"/>
      <text:p text:style-name="P3"/>
      <text:p text:style-name="P3"/>
      <text:p text:style-name="P3"/>
      <text:p text:style-name="P3"/>
      <text:p text:style-name="P3">Курс «Парадигмы и конструкции языков программирования»</text:p>
      <text:p text:style-name="P3">Отчет по лабораторн<text:span text:style-name="T6">ым</text:span> работ<text:span text:style-name="T6">ам</text:span> №1-<text:span text:style-name="T6">3</text:span></text:p>
      <text:p text:style-name="P4">«<text:span text:style-name="T3">Основные конструкции языка </text:span><text:span text:style-name="T5">P</text:span><text:span text:style-name="T3">ython</text:span>»</text:p>
      <text:p text:style-name="P12"><text:tab/><text:tab/><text:tab/><text:tab/>«<text:span text:style-name="T6">Модульное тестирование на языке Python»</text:span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span text:style-name="T4">Выполнил: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6"><text:span text:style-name="T4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4">студент группы ИУ5-32Б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<text:span text:style-name="T4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14"><text:span text:style-name="T4">Носков Алексей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<text:span text:style-name="T4">Гапанюк Юрий Евгеньевич </text:span></text:p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7"><text:span text:style-name="T4"><text:s text:c="10"/></text:span></text:p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4">Москва, 2024 г.</text:span></text:p>
      <text:p text:style-name="P5"><text:soft-page-break/><text:span text:style-name="T7">Постановка задачи</text:span></text:p>
      <text:p text:style-name="P2">Задание.</text:p>
      <text:p text:style-name="P1"><text:span text:style-name="T1">Разработать программу для решения биквадратного уравнения.</text:span></text:p>
      <text:p text:style-name="P1"><text:span text:style-name="T1">Программа должна быть разработана в виде консольного приложения на языке Python.</text:span></text:p>
      <text:p text:style-name="P1"><text:span text:style-name="T1">Программа осуществляет ввод с клавиатуры коэффициентов А, В, С, вычисляет дискриминант и ДЕЙСТВИТЕЛЬНЫЕ корни уравнения (в зависимости от дискриминанта).</text:span></text:p>
      <text:p text:style-name="P1"><text:span text:style-name="T1">Коэффициенты А, В, С могут быть заданы в виде параметров командной строки ( вариант задания параметров приведен в конце файла с примером кода ). Если они не заданы, то вводятся с клавиатуры в соответствии с пунктом 2. Описание работы с параметрами командной строки.</text:span></text:p>
      <text:p text:style-name="P1"><text:span text:style-name="T1">Если коэффициент А, В, С введен или задан в командной строке некорректно, то необходимо проигнорировать некорректное значение и вводить коэффициент повторно пока коэффициент не будет введен корректно. Корректно заданный коэффициент - это коэффициент, значение которого может быть без ошибок преобразовано в действительное число.</text:span></text:p>
      <text:p text:style-name="P1"><text:span text:style-name="T1">Дополнительное задание 1 (*). Разработайте две программы на языке Python - одну с применением процедурной парадигмы, а другую с применением объектно-ориентированной парадигмы.</text:span></text:p>
      <text:p text:style-name="P1"><text:span text:style-name="T1">Дополнительное задание 2 (*). Разработайте две программы - одну на языке Python, а другую на любом другом языке программирования (кроме С++).</text:span></text:p>
      <text:p text:style-name="P13">Текст программы</text:p>
      <text:p text:style-name="P13"/>
      <text:p text:style-name="P17">lab1.py</text:p>
      <text:p text:style-name="P15">import sys</text:p>
      <text:p text:style-name="P15">import math</text:p>
      <text:p text:style-name="P15"/>
      <text:p text:style-name="P15">def get_coeff(coeff_name):</text:p>
      <text:p text:style-name="P15"><text:s text:c="4"/>while True:</text:p>
      <text:p text:style-name="P15"><text:s text:c="8"/>s = input(f"Введите коэффициент {coeff_name}: ")</text:p>
      <text:p text:style-name="P15"><text:s text:c="8"/>try: </text:p>
      <text:p text:style-name="P15"><text:s text:c="12"/>return float(s)</text:p>
      <text:p text:style-name="P15"><text:s text:c="8"/>except:</text:p>
      <text:p text:style-name="P15"><text:s text:c="12"/>print("Введён неверный коэффициент!")</text:p>
      <text:p text:style-name="P15"/>
      <text:p text:style-name="P15">def no_roots(): print("Действительных корней нет.")</text:p>
      <text:p text:style-name="P15"/>
      <text:p text:style-name="P15">def print_roots(number, roots_set = set()):</text:p>
      <text:p text:style-name="P15"><text:s text:c="4"/>if number == 0:</text:p>
      <text:p text:style-name="P15"><text:s text:c="8"/>no_roots()</text:p>
      <text:p text:style-name="P15"><text:s text:c="8"/>return</text:p>
      <text:p text:style-name="P15"><text:s text:c="4"/>print(f"Количество корней: {number}")</text:p>
      <text:p text:style-name="P15"><text:s text:c="4"/>print("Корни:")</text:p>
      <text:p text:style-name="P15"><text:s text:c="4"/>for x in roots_set: print(x)</text:p>
      <text:p text:style-name="P15"/>
      <text:p text:style-name="P15">def solve_equation(a, b, c):</text:p>
      <text:p text:style-name="P15"><text:s text:c="4"/>roots = set()</text:p>
      <text:p text:style-name="P15"><text:s text:c="4"/>if a == 0:</text:p>
      <text:p text:style-name="P15"><text:s text:c="8"/>if b == 0:</text:p>
      <text:p text:style-name="P15"><text:s text:c="12"/>if c == 0:</text:p>
      <text:p text:style-name="P15"><text:soft-page-break/><text:s text:c="16"/>print("R")</text:p>
      <text:p text:style-name="P15"><text:s text:c="16"/>return</text:p>
      <text:p text:style-name="P15"><text:s text:c="12"/>print_roots(0)</text:p>
      <text:p text:style-name="P15"><text:s text:c="12"/>return</text:p>
      <text:p text:style-name="P15"><text:s text:c="8"/>roots.add(-c / b)</text:p>
      <text:p text:style-name="P15"><text:s text:c="8"/>print_roots(1, roots)</text:p>
      <text:p text:style-name="P15"><text:s text:c="8"/>return</text:p>
      <text:p text:style-name="P15"><text:s text:c="4"/>d = b * b - 4 * a * c</text:p>
      <text:p text:style-name="P15"><text:s text:c="4"/>if d == 0:</text:p>
      <text:p text:style-name="P15"><text:s text:c="8"/>new_root = (-b) / (2 * a)</text:p>
      <text:p text:style-name="P15"><text:s text:c="8"/>if new_root &gt; 0:</text:p>
      <text:p text:style-name="P15"><text:s text:c="12"/>roots.add(math.sqrt(new_root))</text:p>
      <text:p text:style-name="P15"><text:s text:c="12"/>roots.add(-math.sqrt(new_root))</text:p>
      <text:p text:style-name="P15"><text:s text:c="8"/>elif new_root == 0:</text:p>
      <text:p text:style-name="P15"><text:s text:c="12"/>roots.add(0)</text:p>
      <text:p text:style-name="P15"><text:s text:c="4"/>elif d &gt; 0:</text:p>
      <text:p text:style-name="P15"><text:s text:c="8"/>for i in range(2):</text:p>
      <text:p text:style-name="P15"><text:s text:c="12"/>new_root = (-b + (-1)**i * math.sqrt(d)) / (2 * a)</text:p>
      <text:p text:style-name="P15"><text:s text:c="12"/>if new_root &gt; 0:</text:p>
      <text:p text:style-name="P15"><text:s text:c="16"/>roots.add(math.sqrt(new_root))</text:p>
      <text:p text:style-name="P15"><text:s text:c="16"/>roots.add(-math.sqrt(new_root))</text:p>
      <text:p text:style-name="P15"><text:s text:c="12"/>elif new_root == 0:</text:p>
      <text:p text:style-name="P15"><text:s text:c="16"/>roots.add(0)</text:p>
      <text:p text:style-name="P15"><text:s text:c="4"/>else:</text:p>
      <text:p text:style-name="P15"><text:s text:c="8"/>print_roots(0)</text:p>
      <text:p text:style-name="P15"><text:s text:c="8"/>return</text:p>
      <text:p text:style-name="P15"><text:s text:c="4"/></text:p>
      <text:p text:style-name="P15"><text:s text:c="4"/>print_roots(len(roots), roots)</text:p>
      <text:p text:style-name="P15"><text:s text:c="4"/></text:p>
      <text:p text:style-name="P15">A = get_coeff('a')</text:p>
      <text:p text:style-name="P15">B = get_coeff('b')</text:p>
      <text:p text:style-name="P15">C = get_coeff('c')</text:p>
      <text:p text:style-name="P15"/>
      <text:p text:style-name="P15">solve_equation(A, B, C)</text:p>
      <text:p text:style-name="P15"/>
      <text:p text:style-name="P17">roots_number.py</text:p>
      <text:p text:style-name="P15">import math</text:p>
      <text:p text:style-name="P15"/>
      <text:p text:style-name="P15">def roots_number(a, b, c):</text:p>
      <text:p text:style-name="P15"><text:s text:c="4"/>roots = 0</text:p>
      <text:p text:style-name="P15"><text:s text:c="4"/>if a == 0:</text:p>
      <text:p text:style-name="P15"><text:s text:c="8"/>if b == 0:</text:p>
      <text:p text:style-name="P15"><text:s text:c="12"/>if c == 0:</text:p>
      <text:p text:style-name="P15"><text:s text:c="16"/>return False</text:p>
      <text:p text:style-name="P15"><text:s text:c="12"/>return 0</text:p>
      <text:p text:style-name="P15"><text:s text:c="8"/>return 2</text:p>
      <text:p text:style-name="P15"/>
      <text:p text:style-name="P15"><text:s text:c="4"/>d = b * b - 4 * a * c</text:p>
      <text:p text:style-name="P15"><text:s text:c="4"/>if d &lt; 0: return 0</text:p>
      <text:p text:style-name="P15"><text:s text:c="4"/>if d == 0:</text:p>
      <text:p text:style-name="P15"><text:s text:c="8"/>if -b / a &gt; 0: return 2</text:p>
      <text:p text:style-name="P15"><text:s text:c="8"/>elif -b / a == 0: return 1</text:p>
      <text:p text:style-name="P15"><text:soft-page-break/><text:s text:c="8"/>return 0</text:p>
      <text:p text:style-name="P15"><text:s text:c="4"/>for i in range(2):</text:p>
      <text:p text:style-name="P15"><text:s text:c="8"/>roots += 2 * (((-b) + (-1)**i * math.sqrt(d)) / (2 * a) &gt; 0)</text:p>
      <text:p text:style-name="P15"><text:s text:c="4"/>return roots</text:p>
      <text:p text:style-name="P17">tests.py</text:p>
      <text:p text:style-name="P15">import unittest</text:p>
      <text:p text:style-name="P15">from roots_number import *</text:p>
      <text:p text:style-name="P15"/>
      <text:p text:style-name="P15">class TestRootsNumber(unittest.TestCase):</text:p>
      <text:p text:style-name="P15"/>
      <text:p text:style-name="P15"><text:s text:c="4"/>def test(self):</text:p>
      <text:p text:style-name="P15"><text:s text:c="8"/>self.assertEqual(roots_number(1, 1, 1), 0)</text:p>
      <text:p text:style-name="P15"><text:s text:c="8"/>self.assertEqual(roots_number(1, 4, 4), 0)</text:p>
      <text:p text:style-name="P15"><text:s text:c="8"/>self.assertEqual(roots_number(1, -4, 4), 2)</text:p>
      <text:p text:style-name="P15"><text:s text:c="8"/>self.assertEqual(roots_number(0, 1, -1), 2)</text:p>
      <text:p text:style-name="P15"><text:s text:c="8"/>self.assertEqual(roots_number(1, -5, 6), 4)</text:p>
      <text:p text:style-name="P15"><text:s text:c="8"/>self.assertEqual(roots_number(1, 0, -1), 2)</text:p>
      <text:p text:style-name="P15"/>
      <text:p text:style-name="P15">if __name__ == "__main__":</text:p>
      <text:p text:style-name="P15"><text:s text:c="4"/>unittest.main()</text:p>
      <text:p text:style-name="P15"/>
      <text:p text:style-name="P17">Program.cs</text:p>
      <text:p text:style-name="P15">using System.Drawing;</text:p>
      <text:p text:style-name="P15"/>
      <text:p text:style-name="P15">void setColor(ConsoleColor color) {</text:p>
      <text:p text:style-name="P15"><text:s text:c="4"/>Console.ForegroundColor = color;</text:p>
      <text:p text:style-name="P15">}</text:p>
      <text:p text:style-name="P15"/>
      <text:p text:style-name="P15">double getCoeff(ref double x, char coeffName) {</text:p>
      <text:p text:style-name="P15"><text:s text:c="4"/>string? input;</text:p>
      <text:p text:style-name="P15"><text:s text:c="4"/>while (true) {</text:p>
      <text:p text:style-name="P15"><text:s text:c="8"/>Console.Write($"Введите коэффициент {coeffName}: ");</text:p>
      <text:p text:style-name="P15"><text:s text:c="8"/>input = Console.ReadLine();</text:p>
      <text:p text:style-name="P15"><text:s text:c="8"/>if (double.TryParse(input, out double numericValue)) {</text:p>
      <text:p text:style-name="P15"><text:s text:c="12"/>x = numericValue;</text:p>
      <text:p text:style-name="P15"><text:s text:c="12"/>break;</text:p>
      <text:p text:style-name="P15"><text:s text:c="8"/>} else {</text:p>
      <text:p text:style-name="P15"><text:s text:c="12"/>setColor(ConsoleColor.Red);</text:p>
      <text:p text:style-name="P15"><text:s text:c="12"/>Console.WriteLine("Введён неверный коэффициент!");</text:p>
      <text:p text:style-name="P15"><text:s text:c="12"/>Console.ResetColor();</text:p>
      <text:p text:style-name="P15"><text:s text:c="8"/>}</text:p>
      <text:p text:style-name="P15"><text:s text:c="4"/>}</text:p>
      <text:p text:style-name="P15"><text:s text:c="4"/>return x;</text:p>
      <text:p text:style-name="P15">}</text:p>
      <text:p text:style-name="P15"/>
      <text:p text:style-name="P15">void solveEquation(in double a, in double b, in double c) {</text:p>
      <text:p text:style-name="P15"><text:s text:c="4"/>setColor(ConsoleColor.Green);</text:p>
      <text:p text:style-name="P15"><text:s text:c="4"/>if (a == 0) {</text:p>
      <text:p text:style-name="P15"><text:s text:c="8"/>if (b == 0) {</text:p>
      <text:p text:style-name="P15"><text:s text:c="12"/>if (c == 0) {</text:p>
      <text:p text:style-name="P15"><text:s text:c="16"/>Console.WriteLine("R");</text:p>
      <text:p text:style-name="P15"><text:s text:c="16"/>return;</text:p>
      <text:p text:style-name="P15"><text:soft-page-break/><text:s text:c="12"/>}</text:p>
      <text:p text:style-name="P15"><text:s text:c="12"/>setColor(ConsoleColor.Red);</text:p>
      <text:p text:style-name="P15"><text:s text:c="12"/>Console.WriteLine("Действительных корней нет.");</text:p>
      <text:p text:style-name="P15"><text:s text:c="12"/>return;</text:p>
      <text:p text:style-name="P15"><text:s text:c="8"/>}</text:p>
      <text:p text:style-name="P15"><text:s text:c="8"/>Console.WriteLine(-c / b);</text:p>
      <text:p text:style-name="P15"><text:s text:c="8"/>return;</text:p>
      <text:p text:style-name="P15"><text:s text:c="4"/>}</text:p>
      <text:p text:style-name="P15"><text:s text:c="4"/>double d = b * b - 4 * a * c;</text:p>
      <text:p text:style-name="P15"><text:s text:c="4"/>List&lt;double&gt; roots = [];</text:p>
      <text:p text:style-name="P15"><text:s text:c="4"/>double newRoot;</text:p>
      <text:p text:style-name="P15"><text:s text:c="4"/>if (d == 0) {</text:p>
      <text:p text:style-name="P15"><text:s text:c="8"/>newRoot = -b / (2 * a);</text:p>
      <text:p text:style-name="P15"><text:s text:c="8"/>if (newRoot &gt; 0) {</text:p>
      <text:p text:style-name="P15"><text:s text:c="12"/>roots.Add(Math.Sqrt(newRoot));</text:p>
      <text:p text:style-name="P15"><text:s text:c="12"/>roots.Add(-Math.Sqrt(newRoot));</text:p>
      <text:p text:style-name="P15"><text:s text:c="8"/>} else if (newRoot == 0) {</text:p>
      <text:p text:style-name="P15"><text:s text:c="12"/>roots.Add(0);</text:p>
      <text:p text:style-name="P15"><text:s text:c="8"/>}</text:p>
      <text:p text:style-name="P15"><text:s text:c="4"/>} else if (d &gt; 0) {</text:p>
      <text:p text:style-name="P15"><text:s text:c="8"/>for (int i = 0; i &lt; 2; i++) {</text:p>
      <text:p text:style-name="P15"><text:s text:c="12"/>newRoot = (-b + Math.Pow(-1, i) * Math.Sqrt(d)) / (2 * a);</text:p>
      <text:p text:style-name="P15"><text:s text:c="12"/>if (newRoot &gt; 0) {</text:p>
      <text:p text:style-name="P15"><text:s text:c="16"/>roots.Add(Math.Sqrt(newRoot));</text:p>
      <text:p text:style-name="P15"><text:s text:c="16"/>roots.Add(-Math.Sqrt(newRoot));</text:p>
      <text:p text:style-name="P15"><text:s text:c="12"/>} else if (newRoot == 0) {</text:p>
      <text:p text:style-name="P15"><text:s text:c="16"/>roots.Add(0);</text:p>
      <text:p text:style-name="P15"><text:s text:c="12"/>}</text:p>
      <text:p text:style-name="P15"><text:s text:c="8"/>}</text:p>
      <text:p text:style-name="P15"><text:s text:c="4"/>} else {</text:p>
      <text:p text:style-name="P15"><text:s text:c="8"/>setColor(ConsoleColor.Red);</text:p>
      <text:p text:style-name="P15"><text:s text:c="8"/>Console.WriteLine("Действительных корней нет.");</text:p>
      <text:p text:style-name="P15"><text:s text:c="8"/>return;</text:p>
      <text:p text:style-name="P15"><text:s text:c="4"/>}</text:p>
      <text:p text:style-name="P15"><text:s text:c="4"/>if (roots.Count &gt; 0) {</text:p>
      <text:p text:style-name="P15"><text:s text:c="8"/>Console.WriteLine($"Количество корней: {roots.Count}");</text:p>
      <text:p text:style-name="P15"><text:s text:c="8"/>Console.WriteLine("Корни:");</text:p>
      <text:p text:style-name="P15"><text:s text:c="8"/>foreach (double root in roots) {</text:p>
      <text:p text:style-name="P15"><text:s text:c="12"/>Console.WriteLine($"{root}");</text:p>
      <text:p text:style-name="P15"><text:s text:c="8"/>}</text:p>
      <text:p text:style-name="P15"><text:s text:c="4"/>} else {</text:p>
      <text:p text:style-name="P15"><text:s text:c="8"/>setColor(ConsoleColor.Red);</text:p>
      <text:p text:style-name="P15"><text:s text:c="8"/>Console.WriteLine("Дейтвительных корней нет.");</text:p>
      <text:p text:style-name="P15"><text:s text:c="4"/>}</text:p>
      <text:p text:style-name="P15">}</text:p>
      <text:p text:style-name="P15"/>
      <text:p text:style-name="P15">double a = 0, b = 0, c = 0;</text:p>
      <text:p text:style-name="P15">getCoeff(ref a, 'a');</text:p>
      <text:p text:style-name="P15">getCoeff(ref b, 'b');</text:p>
      <text:p text:style-name="P15">getCoeff(ref c, 'c');</text:p>
      <text:p text:style-name="P15"/>
      <text:p text:style-name="P15">solveEquation(a, b, c);</text:p>
      <text:p text:style-name="P17"><text:soft-page-break/>Вывод программы на языке Python</text:p>
      <text:p text:style-name="P15">Введите коэффициент a: 1</text:p>
      <text:p text:style-name="P15">Введите коэффициент b: 2</text:p>
      <text:p text:style-name="P15">Введите коэффициент c: 1</text:p>
      <text:p text:style-name="P15">Действительных корней нет.</text:p>
      <text:p text:style-name="P15"/>
      <text:p text:style-name="P15">Введите коэффициент a: 1</text:p>
      <text:p text:style-name="P15">Введите коэффициент b: -2</text:p>
      <text:p text:style-name="P15">Введите коэффициент c: 1</text:p>
      <text:p text:style-name="P15">Количество корней: 2</text:p>
      <text:p text:style-name="P15">Корни:</text:p>
      <text:p text:style-name="P15">1.0</text:p>
      <text:p text:style-name="P15">-1.0</text:p>
      <text:p text:style-name="P17">Вывод тестов на языке Python</text:p>
      <text:p text:style-name="P15">.</text:p>
      <text:p text:style-name="P15">----------------------------------------------------------------------</text:p>
      <text:p text:style-name="P15">Ran 1 test in 0.000s</text:p>
      <text:p text:style-name="P15"/>
      <text:p text:style-name="P15">OK</text:p>
      <text:p text:style-name="P17">Вывод программы на языке C#</text:p>
      <text:p text:style-name="P16">Введите коэффициент a: 1</text:p>
      <text:p text:style-name="P16">Введите коэффициент b: -2</text:p>
      <text:p text:style-name="P16">Введите коэффициент c: 1</text:p>
      <text:p text:style-name="P18">Количество корней: 2</text:p>
      <text:p text:style-name="P18">Корни:</text:p>
      <text:p text:style-name="P18">1</text:p>
      <text:p text:style-name="P18">-1</text:p>
      <text:p text:style-name="P18"/>
      <text:p text:style-name="P11">Введите коэффициент a: 1</text:p>
      <text:p text:style-name="P11">Введите коэффициент b: 3</text:p>
      <text:p text:style-name="P11">Введите коэффициент c: 4</text:p>
      <text:p text:style-name="P19">Действительных корней нет.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3:56:45.786847843</meta:creation-date>
    <dc:date>2024-12-18T14:10:39.406696480</dc:date>
    <meta:editing-duration>PT3M43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6" meta:paragraph-count="221" meta:word-count="841" meta:character-count="6761" meta:non-whitespace-character-count="5001"/>
  </office:meta>
</office:document-meta>
</file>